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4.937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4.175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3.956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4.147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2.21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3.6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9" table:style-name="ta1">
        <table:shapes>
          <draw:frame draw:z-index="0" draw:style-name="gr1" draw:text-style-name="P1" svg:width="11.481cm" svg:height="8.999cm" svg:x="22.927cm" svg:y="11.602cm">
            <draw:object draw:notify-on-update-of-ranges="out9.F25:out9.F48 out9.G25:out9.G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&lt;?xml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1.0?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svg</text:p>
          </table:table-cell>
          <table:table-cell office:value-type="string" calcext:value-type="string">
            <text:p>xmlns</text:p>
          </table:table-cell>
          <table:table-cell office:value-type="string" calcext:value-type="string">
            <text:p>http://www.w3.org/2000/svg</text:p>
          </table:table-cell>
          <table:table-cell office:value-type="string" calcext:value-type="string">
            <text:p>xmlns:lc</text:p>
          </table:table-cell>
          <table:table-cell/>
          <table:table-cell office:value-type="string" calcext:value-type="string">
            <text:p>http://www.librecad.org</text:p>
          </table:table-cell>
          <table:table-cell office:value-type="string" calcext:value-type="string">
            <text:p>xmlns:xlink</text:p>
          </table:table-cell>
          <table:table-cell office:value-type="string" calcext:value-type="string">
            <text:p>http://www.w3.org/1999/xlink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613530.18918089m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5842748.26074981mm</text:p>
          </table:table-cell>
          <table:table-cell office:value-type="string" calcext:value-type="string">
            <text:p>viewBo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3530.18918089" calcext:value-type="float">
            <text:p>613530.18918089</text:p>
          </table:table-cell>
          <table:table-cell office:value-type="string" calcext:value-type="string">
            <text:p>5842748.26074981&gt;</text:p>
          </table:table-cell>
        </table:table-row>
        <table:table-row table:style-name="ro1">
          <table:table-cell/>
          <table:table-cell office:value-type="string" calcext:value-type="string">
            <text:p>&lt;g</text:p>
          </table:table-cell>
          <table:table-cell office:value-type="string" calcext:value-type="string">
            <text:p>lc:layername</text:p>
          </table:table-cell>
          <table:table-cell office:value-type="string" calcext:value-type="string">
            <text:p>feld</text:p>
          </table:table-cell>
          <table:table-cell/>
          <table:table-cell office:value-type="string" calcext:value-type="string">
            <text:p>lc:is_locked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lc:is_construction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troke-width</text:p>
          </table:table-cell>
          <table:table-cell office:value-type="string" calcext:value-type="string">
            <text:p>1&gt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line</text:p>
          </table:table-cell>
          <table:table-cell office:value-type="string" calcext:value-type="string">
            <text:p>x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1</text:p>
          </table:table-cell>
          <table:table-cell office:value-type="float" office:value="5842748.26074981" calcext:value-type="float">
            <text:p>5842748.26074981</text:p>
          </table:table-cell>
          <table:table-cell office:value-type="string" calcext:value-type="string">
            <text:p>x2</text:p>
          </table:table-cell>
          <table:table-cell office:value-type="float" office:value="613486.12614838" calcext:value-type="float">
            <text:p>613486.12614838</text:p>
          </table:table-cell>
          <table:table-cell office:value-type="string" calcext:value-type="string">
            <text:p>y2</text:p>
          </table:table-cell>
          <table:table-cell office:value-type="float" office:value="1.12582678" calcext:value-type="float">
            <text:p>1.1258267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line</text:p>
          </table:table-cell>
          <table:table-cell office:value-type="string" calcext:value-type="string">
            <text:p>x1</text:p>
          </table:table-cell>
          <table:table-cell office:value-type="float" office:value="613486.12614838" calcext:value-type="float">
            <text:p>613486.12614838</text:p>
          </table:table-cell>
          <table:table-cell office:value-type="float" office:value="5842747.13492303" calcext:value-type="float">
            <text:p>5842747.13492303</text:p>
          </table:table-cell>
          <table:table-cell office:value-type="float" office:value="5842748.26074981" calcext:value-type="float">
            <text:p>5842748.26074981</text:p>
          </table:table-cell>
          <table:table-cell office:value-type="float" office:value="1.12582678" calcext:value-type="float">
            <text:p>1.12582678</text:p>
          </table:table-cell>
          <table:table-cell office:value-type="string" calcext:value-type="string">
            <text:p>x2</text:p>
          </table:table-cell>
          <table:table-cell office:value-type="float" office:value="613491.91721746" calcext:value-type="float">
            <text:p>613491.91721746</text:p>
          </table:table-cell>
          <table:table-cell table:formula="of:=[.F5]-[.K5]" office:value-type="float" office:value="5842739.33690089" calcext:value-type="float">
            <text:p>5842739.33690089</text:p>
          </table:table-cell>
          <table:table-cell office:value-type="float" office:value="8.92384892" calcext:value-type="float">
            <text:p>8.9238489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line</text:p>
          </table:table-cell>
          <table:table-cell office:value-type="string" calcext:value-type="string">
            <text:p>x1</text:p>
          </table:table-cell>
          <table:table-cell office:value-type="float" office:value="613491.91721746" calcext:value-type="float">
            <text:p>613491.91721746</text:p>
          </table:table-cell>
          <table:table-cell office:value-type="float" office:value="5842739.33690089" calcext:value-type="float">
            <text:p>5842739.33690089</text:p>
          </table:table-cell>
          <table:table-cell office:value-type="float" office:value="5842748.26074981" calcext:value-type="float">
            <text:p>5842748.26074981</text:p>
          </table:table-cell>
          <table:table-cell office:value-type="float" office:value="8.92384892" calcext:value-type="float">
            <text:p>8.92384892</text:p>
          </table:table-cell>
          <table:table-cell office:value-type="string" calcext:value-type="string">
            <text:p>x2</text:p>
          </table:table-cell>
          <table:table-cell office:value-type="float" office:value="613510.63083009" calcext:value-type="float">
            <text:p>613510.63083009</text:p>
          </table:table-cell>
          <table:table-cell table:formula="of:=[.F6]-[.K6]" office:value-type="float" office:value="5842714.32359725" calcext:value-type="float">
            <text:p>5842714.32359725</text:p>
          </table:table-cell>
          <table:table-cell office:value-type="float" office:value="33.93715256" calcext:value-type="float">
            <text:p>33.9371525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line</text:p>
          </table:table-cell>
          <table:table-cell office:value-type="string" calcext:value-type="string">
            <text:p>x1</text:p>
          </table:table-cell>
          <table:table-cell office:value-type="float" office:value="613510.63083009" calcext:value-type="float">
            <text:p>613510.63083009</text:p>
          </table:table-cell>
          <table:table-cell office:value-type="float" office:value="5842714.32359725" calcext:value-type="float">
            <text:p>5842714.32359725</text:p>
          </table:table-cell>
          <table:table-cell office:value-type="float" office:value="5842748.26074981" calcext:value-type="float">
            <text:p>5842748.26074981</text:p>
          </table:table-cell>
          <table:table-cell office:value-type="float" office:value="33.93715256" calcext:value-type="float">
            <text:p>33.93715256</text:p>
          </table:table-cell>
          <table:table-cell office:value-type="string" calcext:value-type="string">
            <text:p>x2</text:p>
          </table:table-cell>
          <table:table-cell office:value-type="float" office:value="613504.49162635" calcext:value-type="float">
            <text:p>613504.49162635</text:p>
          </table:table-cell>
          <table:table-cell table:formula="of:=[.F7]-[.K7]" office:value-type="float" office:value="5842711.85330564" calcext:value-type="float">
            <text:p>5842711.85330564</text:p>
          </table:table-cell>
          <table:table-cell office:value-type="float" office:value="36.40744417" calcext:value-type="float">
            <text:p>36.407444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line</text:p>
          </table:table-cell>
          <table:table-cell office:value-type="string" calcext:value-type="string">
            <text:p>x1</text:p>
          </table:table-cell>
          <table:table-cell office:value-type="float" office:value="613504.49162635" calcext:value-type="float">
            <text:p>613504.49162635</text:p>
          </table:table-cell>
          <table:table-cell office:value-type="float" office:value="5842711.85330564" calcext:value-type="float">
            <text:p>5842711.85330564</text:p>
          </table:table-cell>
          <table:table-cell office:value-type="float" office:value="5842748.26074981" calcext:value-type="float">
            <text:p>5842748.26074981</text:p>
          </table:table-cell>
          <table:table-cell office:value-type="float" office:value="36.40744417" calcext:value-type="float">
            <text:p>36.40744417</text:p>
          </table:table-cell>
          <table:table-cell office:value-type="string" calcext:value-type="string">
            <text:p>x2</text:p>
          </table:table-cell>
          <table:table-cell office:value-type="float" office:value="613488.00336918" calcext:value-type="float">
            <text:p>613488.00336918</text:p>
          </table:table-cell>
          <table:table-cell table:formula="of:=[.F8]-[.K8]" office:value-type="float" office:value="5842734.23940643" calcext:value-type="float">
            <text:p>5842734.23940643</text:p>
          </table:table-cell>
          <table:table-cell office:value-type="float" office:value="14.02134338" calcext:value-type="float">
            <text:p>14.021343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line</text:p>
          </table:table-cell>
          <table:table-cell office:value-type="string" calcext:value-type="string">
            <text:p>x1</text:p>
          </table:table-cell>
          <table:table-cell office:value-type="float" office:value="613488.00336918" calcext:value-type="float">
            <text:p>613488.00336918</text:p>
          </table:table-cell>
          <table:table-cell office:value-type="float" office:value="5842734.23940643" calcext:value-type="float">
            <text:p>5842734.23940643</text:p>
          </table:table-cell>
          <table:table-cell office:value-type="float" office:value="5842748.26074981" calcext:value-type="float">
            <text:p>5842748.26074981</text:p>
          </table:table-cell>
          <table:table-cell office:value-type="float" office:value="14.02134338" calcext:value-type="float">
            <text:p>14.02134338</text:p>
          </table:table-cell>
          <table:table-cell office:value-type="string" calcext:value-type="string">
            <text:p>x2</text:p>
          </table:table-cell>
          <table:table-cell office:value-type="float" office:value="613491.91721746" calcext:value-type="float">
            <text:p>613491.91721746</text:p>
          </table:table-cell>
          <table:table-cell table:formula="of:=[.F9]-[.K9]" office:value-type="float" office:value="5842739.33690089" calcext:value-type="float">
            <text:p>5842739.33690089</text:p>
          </table:table-cell>
          <table:table-cell office:value-type="float" office:value="8.92384892" calcext:value-type="float">
            <text:p>8.9238489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line</text:p>
          </table:table-cell>
          <table:table-cell office:value-type="string" calcext:value-type="string">
            <text:p>x1</text:p>
          </table:table-cell>
          <table:table-cell office:value-type="float" office:value="613494.14921488" calcext:value-type="float">
            <text:p>613494.14921488</text:p>
          </table:table-cell>
          <table:table-cell office:value-type="float" office:value="5842741.16621824" calcext:value-type="float">
            <text:p>5842741.16621824</text:p>
          </table:table-cell>
          <table:table-cell office:value-type="float" office:value="5842748.26074981" calcext:value-type="float">
            <text:p>5842748.26074981</text:p>
          </table:table-cell>
          <table:table-cell office:value-type="float" office:value="7.09453157" calcext:value-type="float">
            <text:p>7.09453157</text:p>
          </table:table-cell>
          <table:table-cell office:value-type="string" calcext:value-type="string">
            <text:p>x2</text:p>
          </table:table-cell>
          <table:table-cell office:value-type="float" office:value="613503.951321" calcext:value-type="float">
            <text:p>613503.951321</text:p>
          </table:table-cell>
          <table:table-cell table:formula="of:=[.F10]-[.K10]" office:value-type="float" office:value="5842748.26074981" calcext:value-type="float">
            <text:p>5842748.260749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line</text:p>
          </table:table-cell>
          <table:table-cell office:value-type="string" calcext:value-type="string">
            <text:p>x1</text:p>
          </table:table-cell>
          <table:table-cell office:value-type="float" office:value="613503.951321" calcext:value-type="float">
            <text:p>613503.951321</text:p>
          </table:table-cell>
          <table:table-cell table:number-columns-repeated="2" office:value-type="float" office:value="5842748.26074981" calcext:value-type="float">
            <text:p>5842748.26074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2</text:p>
          </table:table-cell>
          <table:table-cell office:value-type="float" office:value="613515.52412504" calcext:value-type="float">
            <text:p>613515.52412504</text:p>
          </table:table-cell>
          <table:table-cell table:formula="of:=[.F11]-[.K11]" office:value-type="float" office:value="5842732.39841619" calcext:value-type="float">
            <text:p>5842732.39841619</text:p>
          </table:table-cell>
          <table:table-cell office:value-type="float" office:value="15.86233362" calcext:value-type="float">
            <text:p>15.8623336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line</text:p>
          </table:table-cell>
          <table:table-cell office:value-type="string" calcext:value-type="string">
            <text:p>x1</text:p>
          </table:table-cell>
          <table:table-cell office:value-type="float" office:value="613515.52412504" calcext:value-type="float">
            <text:p>613515.52412504</text:p>
          </table:table-cell>
          <table:table-cell office:value-type="float" office:value="5842732.39841619" calcext:value-type="float">
            <text:p>5842732.39841619</text:p>
          </table:table-cell>
          <table:table-cell office:value-type="float" office:value="5842748.26074981" calcext:value-type="float">
            <text:p>5842748.26074981</text:p>
          </table:table-cell>
          <table:table-cell office:value-type="float" office:value="15.86233362" calcext:value-type="float">
            <text:p>15.86233362</text:p>
          </table:table-cell>
          <table:table-cell office:value-type="string" calcext:value-type="string">
            <text:p>x2</text:p>
          </table:table-cell>
          <table:table-cell office:value-type="float" office:value="613508.89492116" calcext:value-type="float">
            <text:p>613508.89492116</text:p>
          </table:table-cell>
          <table:table-cell table:formula="of:=[.F12]-[.K12]" office:value-type="float" office:value="5842727.8159643" calcext:value-type="float">
            <text:p>5842727.8159643</text:p>
          </table:table-cell>
          <table:table-cell office:value-type="float" office:value="20.44478551" calcext:value-type="float">
            <text:p>20.4447855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line</text:p>
          </table:table-cell>
          <table:table-cell office:value-type="string" calcext:value-type="string">
            <text:p>x1</text:p>
          </table:table-cell>
          <table:table-cell office:value-type="float" office:value="613508.89492116" calcext:value-type="float">
            <text:p>613508.89492116</text:p>
          </table:table-cell>
          <table:table-cell office:value-type="float" office:value="5842727.8159643" calcext:value-type="float">
            <text:p>5842727.8159643</text:p>
          </table:table-cell>
          <table:table-cell office:value-type="float" office:value="5842748.26074981" calcext:value-type="float">
            <text:p>5842748.26074981</text:p>
          </table:table-cell>
          <table:table-cell office:value-type="float" office:value="20.44478551" calcext:value-type="float">
            <text:p>20.44478551</text:p>
          </table:table-cell>
          <table:table-cell office:value-type="string" calcext:value-type="string">
            <text:p>x2</text:p>
          </table:table-cell>
          <table:table-cell office:value-type="float" office:value="613497.56552639" calcext:value-type="float">
            <text:p>613497.56552639</text:p>
          </table:table-cell>
          <table:table-cell table:formula="of:=[.F13]-[.K13]" office:value-type="float" office:value="5842743.7405986" calcext:value-type="float">
            <text:p>5842743.7405986</text:p>
          </table:table-cell>
          <table:table-cell office:value-type="float" office:value="4.52015121" calcext:value-type="float">
            <text:p>4.520151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line</text:p>
          </table:table-cell>
          <table:table-cell office:value-type="string" calcext:value-type="string">
            <text:p>x1</text:p>
          </table:table-cell>
          <table:table-cell office:value-type="float" office:value="613520.10681685" calcext:value-type="float">
            <text:p>613520.10681685</text:p>
          </table:table-cell>
          <table:table-cell office:value-type="float" office:value="5842714.79291623" calcext:value-type="float">
            <text:p>5842714.79291623</text:p>
          </table:table-cell>
          <table:table-cell office:value-type="float" office:value="5842748.26074981" calcext:value-type="float">
            <text:p>5842748.26074981</text:p>
          </table:table-cell>
          <table:table-cell office:value-type="float" office:value="33.46783358" calcext:value-type="float">
            <text:p>33.46783358</text:p>
          </table:table-cell>
          <table:table-cell office:value-type="string" calcext:value-type="string">
            <text:p>x2</text:p>
          </table:table-cell>
          <table:table-cell office:value-type="float" office:value="613526.50776129" calcext:value-type="float">
            <text:p>613526.50776129</text:p>
          </table:table-cell>
          <table:table-cell table:formula="of:=[.F14]-[.K14]" office:value-type="float" office:value="5842719.04553948" calcext:value-type="float">
            <text:p>5842719.04553948</text:p>
          </table:table-cell>
          <table:table-cell office:value-type="float" office:value="29.21521033" calcext:value-type="float">
            <text:p>29.215210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line</text:p>
          </table:table-cell>
          <table:table-cell office:value-type="string" calcext:value-type="string">
            <text:p>x1</text:p>
          </table:table-cell>
          <table:table-cell office:value-type="float" office:value="613526.50776129" calcext:value-type="float">
            <text:p>613526.50776129</text:p>
          </table:table-cell>
          <table:table-cell office:value-type="float" office:value="5842719.04553948" calcext:value-type="float">
            <text:p>5842719.04553948</text:p>
          </table:table-cell>
          <table:table-cell office:value-type="float" office:value="5842748.26074981" calcext:value-type="float">
            <text:p>5842748.26074981</text:p>
          </table:table-cell>
          <table:table-cell office:value-type="float" office:value="29.21521033" calcext:value-type="float">
            <text:p>29.21521033</text:p>
          </table:table-cell>
          <table:table-cell office:value-type="string" calcext:value-type="string">
            <text:p>x2</text:p>
          </table:table-cell>
          <table:table-cell office:value-type="float" office:value="613530.18918089" calcext:value-type="float">
            <text:p>613530.18918089</text:p>
          </table:table-cell>
          <table:table-cell table:formula="of:=[.F15]-[.K15]" office:value-type="float" office:value="5842712.62062395" calcext:value-type="float">
            <text:p>5842712.62062395</text:p>
          </table:table-cell>
          <table:table-cell office:value-type="float" office:value="35.64012586" calcext:value-type="float">
            <text:p>35.640125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line</text:p>
          </table:table-cell>
          <table:table-cell office:value-type="string" calcext:value-type="string">
            <text:p>x1</text:p>
          </table:table-cell>
          <table:table-cell office:value-type="float" office:value="613520.77424362" calcext:value-type="float">
            <text:p>613520.77424362</text:p>
          </table:table-cell>
          <table:table-cell office:value-type="float" office:value="5842706.96174821" calcext:value-type="float">
            <text:p>5842706.96174821</text:p>
          </table:table-cell>
          <table:table-cell office:value-type="float" office:value="5842748.26074981" calcext:value-type="float">
            <text:p>5842748.26074981</text:p>
          </table:table-cell>
          <table:table-cell office:value-type="float" office:value="41.2990016" calcext:value-type="float">
            <text:p>41.2990016</text:p>
          </table:table-cell>
          <table:table-cell office:value-type="string" calcext:value-type="string">
            <text:p>x2</text:p>
          </table:table-cell>
          <table:table-cell office:value-type="float" office:value="613494.14921488" calcext:value-type="float">
            <text:p>613494.14921488</text:p>
          </table:table-cell>
          <table:table-cell table:formula="of:=[.F16]-[.K16]" office:value-type="float" office:value="5842741.16621824" calcext:value-type="float">
            <text:p>5842741.16621824</text:p>
          </table:table-cell>
          <table:table-cell office:value-type="float" office:value="7.09453157" calcext:value-type="float">
            <text:p>7.094531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line</text:p>
          </table:table-cell>
          <table:table-cell office:value-type="string" calcext:value-type="string">
            <text:p>x1</text:p>
          </table:table-cell>
          <table:table-cell office:value-type="float" office:value="613497.90518758" calcext:value-type="float">
            <text:p>613497.90518758</text:p>
          </table:table-cell>
          <table:table-cell office:value-type="float" office:value="5842743.98593497" calcext:value-type="float">
            <text:p>5842743.98593497</text:p>
          </table:table-cell>
          <table:table-cell office:value-type="float" office:value="5842748.26074981" calcext:value-type="float">
            <text:p>5842748.26074981</text:p>
          </table:table-cell>
          <table:table-cell office:value-type="float" office:value="4.27481484" calcext:value-type="float">
            <text:p>4.27481484</text:p>
          </table:table-cell>
          <table:table-cell office:value-type="string" calcext:value-type="string">
            <text:p>x2</text:p>
          </table:table-cell>
          <table:table-cell office:value-type="float" office:value="613525.19272446" calcext:value-type="float">
            <text:p>613525.19272446</text:p>
          </table:table-cell>
          <table:table-cell table:formula="of:=[.F17]-[.K17]" office:value-type="float" office:value="5842708.92392852" calcext:value-type="float">
            <text:p>5842708.92392852</text:p>
          </table:table-cell>
          <table:table-cell office:value-type="float" office:value="39.33682129" calcext:value-type="float">
            <text:p>39.336821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line</text:p>
          </table:table-cell>
          <table:table-cell office:value-type="string" calcext:value-type="string">
            <text:p>x1</text:p>
          </table:table-cell>
          <table:table-cell office:value-type="float" office:value="613525.19272446" calcext:value-type="float">
            <text:p>613525.19272446</text:p>
          </table:table-cell>
          <table:table-cell office:value-type="float" office:value="5842708.92392852" calcext:value-type="float">
            <text:p>5842708.92392852</text:p>
          </table:table-cell>
          <table:table-cell office:value-type="float" office:value="5842748.26074981" calcext:value-type="float">
            <text:p>5842748.26074981</text:p>
          </table:table-cell>
          <table:table-cell office:value-type="float" office:value="39.33682129" calcext:value-type="float">
            <text:p>39.33682129</text:p>
          </table:table-cell>
          <table:table-cell office:value-type="string" calcext:value-type="string">
            <text:p>x2</text:p>
          </table:table-cell>
          <table:table-cell office:value-type="float" office:value="613520.77424362" calcext:value-type="float">
            <text:p>613520.77424362</text:p>
          </table:table-cell>
          <table:table-cell table:formula="of:=[.F18]-[.K18]" office:value-type="float" office:value="5842706.96174821" calcext:value-type="float">
            <text:p>5842706.96174821</text:p>
          </table:table-cell>
          <table:table-cell office:value-type="float" office:value="41.2990016" calcext:value-type="float">
            <text:p>41.2990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line</text:p>
          </table:table-cell>
          <table:table-cell office:value-type="string" calcext:value-type="string">
            <text:p>x1</text:p>
          </table:table-cell>
          <table:table-cell office:value-type="float" office:value="613530.18918089" calcext:value-type="float">
            <text:p>613530.18918089</text:p>
          </table:table-cell>
          <table:table-cell office:value-type="float" office:value="5842712.62062395" calcext:value-type="float">
            <text:p>5842712.62062395</text:p>
          </table:table-cell>
          <table:table-cell office:value-type="float" office:value="5842748.26074981" calcext:value-type="float">
            <text:p>5842748.26074981</text:p>
          </table:table-cell>
          <table:table-cell office:value-type="float" office:value="35.64012586" calcext:value-type="float">
            <text:p>35.64012586</text:p>
          </table:table-cell>
          <table:table-cell office:value-type="string" calcext:value-type="string">
            <text:p>x2</text:p>
          </table:table-cell>
          <table:table-cell office:value-type="float" office:value="613524.3095988" calcext:value-type="float">
            <text:p>613524.3095988</text:p>
          </table:table-cell>
          <table:table-cell table:formula="of:=[.F19]-[.K19]" office:value-type="float" office:value="5842708.37878608" calcext:value-type="float">
            <text:p>5842708.37878608</text:p>
          </table:table-cell>
          <table:table-cell office:value-type="float" office:value="39.88196373" calcext:value-type="float">
            <text:p>39.8819637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line</text:p>
          </table:table-cell>
          <table:table-cell office:value-type="string" calcext:value-type="string">
            <text:p>x1</text:p>
          </table:table-cell>
          <table:table-cell office:value-type="float" office:value="613524.3095988" calcext:value-type="float">
            <text:p>613524.3095988</text:p>
          </table:table-cell>
          <table:table-cell office:value-type="float" office:value="5842708.37878608" calcext:value-type="float">
            <text:p>5842708.37878608</text:p>
          </table:table-cell>
          <table:table-cell office:value-type="float" office:value="5842748.26074981" calcext:value-type="float">
            <text:p>5842748.26074981</text:p>
          </table:table-cell>
          <table:table-cell office:value-type="float" office:value="39.88196373" calcext:value-type="float">
            <text:p>39.88196373</text:p>
          </table:table-cell>
          <table:table-cell office:value-type="string" calcext:value-type="string">
            <text:p>x2</text:p>
          </table:table-cell>
          <table:table-cell office:value-type="float" office:value="613520.10681685" calcext:value-type="float">
            <text:p>613520.10681685</text:p>
          </table:table-cell>
          <table:table-cell table:formula="of:=[.F20]-[.K20]" office:value-type="float" office:value="5842714.79291623" calcext:value-type="float">
            <text:p>5842714.79291623</text:p>
          </table:table-cell>
          <table:table-cell office:value-type="float" office:value="33.46783358" calcext:value-type="float">
            <text:p>33.4678335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line</text:p>
          </table:table-cell>
          <table:table-cell office:value-type="string" calcext:value-type="string">
            <text:p>x1</text:p>
          </table:table-cell>
          <table:table-cell office:value-type="float" office:value="613491.91721746" calcext:value-type="float">
            <text:p>613491.91721746</text:p>
          </table:table-cell>
          <table:table-cell office:value-type="float" office:value="5842739.33690089" calcext:value-type="float">
            <text:p>5842739.33690089</text:p>
          </table:table-cell>
          <table:table-cell office:value-type="float" office:value="5842748.26074981" calcext:value-type="float">
            <text:p>5842748.26074981</text:p>
          </table:table-cell>
          <table:table-cell office:value-type="float" office:value="8.92384892" calcext:value-type="float">
            <text:p>8.92384892</text:p>
          </table:table-cell>
          <table:table-cell office:value-type="string" calcext:value-type="string">
            <text:p>x2</text:p>
          </table:table-cell>
          <table:table-cell office:value-type="float" office:value="613497.90518758" calcext:value-type="float">
            <text:p>613497.90518758</text:p>
          </table:table-cell>
          <table:table-cell table:formula="of:=[.F21]-[.K21]" office:value-type="float" office:value="5842743.98593497" calcext:value-type="float">
            <text:p>5842743.98593497</text:p>
          </table:table-cell>
          <table:table-cell office:value-type="float" office:value="4.27481484" calcext:value-type="float">
            <text:p>4.2748148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/g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svg&gt;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PLOT</text:p>
          </table:table-cell>
          <table:table-cell office:value-type="string" calcext:value-type="string">
            <text:p>THES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13491.91721746" calcext:value-type="float">
            <text:p>613491.91721746</text:p>
          </table:table-cell>
          <table:table-cell office:value-type="float" office:value="5842739.33690089" calcext:value-type="float">
            <text:p>5842739.33690089</text:p>
          </table:table-cell>
          <table:table-cell office:value-type="float" office:value="613491.91721746" calcext:value-type="float">
            <text:p>613491.91721746</text:p>
          </table:table-cell>
          <table:table-cell office:value-type="float" office:value="5842739.33690089" calcext:value-type="float">
            <text:p>5842739.3369008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13510.63083009" calcext:value-type="float">
            <text:p>613510.63083009</text:p>
          </table:table-cell>
          <table:table-cell office:value-type="float" office:value="5842714.32359725" calcext:value-type="float">
            <text:p>5842714.32359725</text:p>
          </table:table-cell>
          <table:table-cell office:value-type="float" office:value="613510.63083009" calcext:value-type="float">
            <text:p>613510.63083009</text:p>
          </table:table-cell>
          <table:table-cell office:value-type="float" office:value="5842714.32359725" calcext:value-type="float">
            <text:p>5842714.323597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13504.49162635" calcext:value-type="float">
            <text:p>613504.49162635</text:p>
          </table:table-cell>
          <table:table-cell office:value-type="float" office:value="5842711.85330564" calcext:value-type="float">
            <text:p>5842711.85330564</text:p>
          </table:table-cell>
          <table:table-cell office:value-type="float" office:value="613504.49162635" calcext:value-type="float">
            <text:p>613504.49162635</text:p>
          </table:table-cell>
          <table:table-cell office:value-type="float" office:value="5842711.85330564" calcext:value-type="float">
            <text:p>5842711.853305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13488.00336918" calcext:value-type="float">
            <text:p>613488.00336918</text:p>
          </table:table-cell>
          <table:table-cell office:value-type="float" office:value="5842734.23940643" calcext:value-type="float">
            <text:p>5842734.23940643</text:p>
          </table:table-cell>
          <table:table-cell office:value-type="float" office:value="613488.00336918" calcext:value-type="float">
            <text:p>613488.00336918</text:p>
          </table:table-cell>
          <table:table-cell office:value-type="float" office:value="5842734.23940643" calcext:value-type="float">
            <text:p>5842734.239406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13491.91721746" calcext:value-type="float">
            <text:p>613491.91721746</text:p>
          </table:table-cell>
          <table:table-cell office:value-type="float" office:value="5842739.33690089" calcext:value-type="float">
            <text:p>5842739.33690089</text:p>
          </table:table-cell>
          <table:table-cell office:value-type="float" office:value="613491.91721746" calcext:value-type="float">
            <text:p>613491.91721746</text:p>
          </table:table-cell>
          <table:table-cell office:value-type="float" office:value="5842739.33690089" calcext:value-type="float">
            <text:p>5842739.33690089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13494.14921488" calcext:value-type="float">
            <text:p>613494.14921488</text:p>
          </table:table-cell>
          <table:table-cell office:value-type="float" office:value="5842741.16621824" calcext:value-type="float">
            <text:p>5842741.16621824</text:p>
          </table:table-cell>
          <table:table-cell office:value-type="float" office:value="613497.90518758" calcext:value-type="float">
            <text:p>613497.90518758</text:p>
          </table:table-cell>
          <table:table-cell office:value-type="float" office:value="5842743.98593497" calcext:value-type="float">
            <text:p>5842743.985934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13503.951321" calcext:value-type="float">
            <text:p>613503.951321</text:p>
          </table:table-cell>
          <table:table-cell office:value-type="float" office:value="5842748.26074981" calcext:value-type="float">
            <text:p>5842748.26074981</text:p>
          </table:table-cell>
          <table:table-cell office:value-type="float" office:value="613525.19272446" calcext:value-type="float">
            <text:p>613525.19272446</text:p>
          </table:table-cell>
          <table:table-cell office:value-type="float" office:value="5842708.92392852" calcext:value-type="float">
            <text:p>5842708.923928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13515.52412504" calcext:value-type="float">
            <text:p>613515.52412504</text:p>
          </table:table-cell>
          <table:table-cell office:value-type="float" office:value="5842732.39841619" calcext:value-type="float">
            <text:p>5842732.39841619</text:p>
          </table:table-cell>
          <table:table-cell office:value-type="float" office:value="613520.77424362" calcext:value-type="float">
            <text:p>613520.77424362</text:p>
          </table:table-cell>
          <table:table-cell office:value-type="float" office:value="5842706.96174821" calcext:value-type="float">
            <text:p>5842706.9617482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13508.89492116" calcext:value-type="float">
            <text:p>613508.89492116</text:p>
          </table:table-cell>
          <table:table-cell office:value-type="float" office:value="5842727.8159643" calcext:value-type="float">
            <text:p>5842727.8159643</text:p>
          </table:table-cell>
          <table:table-cell office:value-type="float" office:value="613494.14921488" calcext:value-type="float">
            <text:p>613494.14921488</text:p>
          </table:table-cell>
          <table:table-cell office:value-type="float" office:value="5842741.16621824" calcext:value-type="float">
            <text:p>5842741.166218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13494.14921488" calcext:value-type="float">
            <text:p>613494.14921488</text:p>
          </table:table-cell>
          <table:table-cell office:value-type="float" office:value="5842741.16621824" calcext:value-type="float">
            <text:p>5842741.16621824</text:p>
          </table:table-cell>
          <table:table-cell office:value-type="float" office:value="613497.90518758" calcext:value-type="float">
            <text:p>613497.90518758</text:p>
          </table:table-cell>
          <table:table-cell office:value-type="float" office:value="5842743.98593497" calcext:value-type="float">
            <text:p>5842743.98593497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5842714.79291623" calcext:value-type="float">
            <text:p>5842714.79291623</text:p>
          </table:table-cell>
          <table:table-cell office:value-type="float" office:value="613497.90518758" calcext:value-type="float">
            <text:p>613497.90518758</text:p>
          </table:table-cell>
          <table:table-cell office:value-type="float" office:value="5842743.98593497" calcext:value-type="float">
            <text:p>5842743.985934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13526.50776129" calcext:value-type="float">
            <text:p>613526.50776129</text:p>
          </table:table-cell>
          <table:table-cell office:value-type="float" office:value="5842719.04553948" calcext:value-type="float">
            <text:p>5842719.04553948</text:p>
          </table:table-cell>
          <table:table-cell office:value-type="float" office:value="613503.951321" calcext:value-type="float">
            <text:p>613503.951321</text:p>
          </table:table-cell>
          <table:table-cell office:value-type="float" office:value="5842748.26074981" calcext:value-type="float">
            <text:p>5842748.260749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13520.77424362" calcext:value-type="float">
            <text:p>613520.77424362</text:p>
          </table:table-cell>
          <table:table-cell office:value-type="float" office:value="5842706.96174821" calcext:value-type="float">
            <text:p>5842706.96174821</text:p>
          </table:table-cell>
          <table:table-cell office:value-type="float" office:value="613515.52412504" calcext:value-type="float">
            <text:p>613515.52412504</text:p>
          </table:table-cell>
          <table:table-cell office:value-type="float" office:value="5842732.39841619" calcext:value-type="float">
            <text:p>5842732.3984161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13497.90518758" calcext:value-type="float">
            <text:p>613497.90518758</text:p>
          </table:table-cell>
          <table:table-cell office:value-type="float" office:value="5842743.98593497" calcext:value-type="float">
            <text:p>5842743.98593497</text:p>
          </table:table-cell>
          <table:table-cell office:value-type="float" office:value="613508.89492116" calcext:value-type="float">
            <text:p>613508.89492116</text:p>
          </table:table-cell>
          <table:table-cell office:value-type="float" office:value="5842727.8159643" calcext:value-type="float">
            <text:p>5842727.81596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13520.10681685" calcext:value-type="float">
            <text:p>613520.10681685</text:p>
          </table:table-cell>
          <table:table-cell office:value-type="float" office:value="5842714.79291623" calcext:value-type="float">
            <text:p>5842714.79291623</text:p>
          </table:table-cell>
          <table:table-cell office:value-type="float" office:value="613497.90518758" calcext:value-type="float">
            <text:p>613497.90518758</text:p>
          </table:table-cell>
          <table:table-cell office:value-type="float" office:value="5842743.98593497" calcext:value-type="float">
            <text:p>5842743.98593497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float" office:value="613520.77424362" calcext:value-type="float">
            <text:p>613520.77424362</text:p>
          </table:table-cell>
          <table:table-cell office:value-type="float" office:value="5842706.96174821" calcext:value-type="float">
            <text:p>5842706.96174821</text:p>
          </table:table-cell>
          <table:table-cell office:value-type="float" office:value="613519.04" calcext:value-type="float">
            <text:p>613519.04</text:p>
          </table:table-cell>
          <table:table-cell office:value-type="float" office:value="5842714.18" calcext:value-type="float">
            <text:p>5842714.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13497.90518758" calcext:value-type="float">
            <text:p>613497.90518758</text:p>
          </table:table-cell>
          <table:table-cell office:value-type="float" office:value="5842743.98593497" calcext:value-type="float">
            <text:p>5842743.98593497</text:p>
          </table:table-cell>
          <table:table-cell office:value-type="float" office:value="613526.50776129" calcext:value-type="float">
            <text:p>613526.50776129</text:p>
          </table:table-cell>
          <table:table-cell office:value-type="float" office:value="5842719.04553948" calcext:value-type="float">
            <text:p>5842719.045539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13525.19272446" calcext:value-type="float">
            <text:p>613525.19272446</text:p>
          </table:table-cell>
          <table:table-cell office:value-type="float" office:value="5842708.92392852" calcext:value-type="float">
            <text:p>5842708.92392852</text:p>
          </table:table-cell>
          <table:table-cell office:value-type="float" office:value="613530.18918089" calcext:value-type="float">
            <text:p>613530.18918089</text:p>
          </table:table-cell>
          <table:table-cell office:value-type="float" office:value="5842712.62062395" calcext:value-type="float">
            <text:p>5842712.620623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13530.18918089" calcext:value-type="float">
            <text:p>613530.18918089</text:p>
          </table:table-cell>
          <table:table-cell office:value-type="float" office:value="5842712.62062395" calcext:value-type="float">
            <text:p>5842712.62062395</text:p>
          </table:table-cell>
          <table:table-cell office:value-type="float" office:value="613524.3095988" calcext:value-type="float">
            <text:p>613524.3095988</text:p>
          </table:table-cell>
          <table:table-cell office:value-type="float" office:value="5842708.37878608" calcext:value-type="float">
            <text:p>5842708.378786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13524.3095988" calcext:value-type="float">
            <text:p>613524.3095988</text:p>
          </table:table-cell>
          <table:table-cell office:value-type="float" office:value="5842708.37878608" calcext:value-type="float">
            <text:p>5842708.37878608</text:p>
          </table:table-cell>
          <table:table-cell office:value-type="float" office:value="613519.04" calcext:value-type="float">
            <text:p>613519.04</text:p>
          </table:table-cell>
          <table:table-cell office:value-type="float" office:value="5842714.18" calcext:value-type="float">
            <text:p>5842714.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13520.77424362" calcext:value-type="float">
            <text:p>613520.77424362</text:p>
          </table:table-cell>
          <table:table-cell office:value-type="float" office:value="5842706.96174821" calcext:value-type="float">
            <text:p>5842706.9617482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0T00:33:04.566000000</dc:date>
    <meta:editing-duration>PT10M33S</meta:editing-duration>
    <meta:editing-cycles>1</meta:editing-cycles>
    <meta:document-statistic meta:table-count="1" meta:cell-count="300" meta:object-count="1"/>
    <meta:generator>LibreOffice/7.0.4.2$Windows_X86_64 LibreOffice_project/dcf040e67528d9187c66b2379df5ea440742977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82cm" svg:height="9cm" xlink:href=".." xlink:type="simple" chart:class="chart:scatter" chart:style-name="ch1">
        <chart:legend chart:legend-position="end" svg:x="8.603cm" svg:y="4.201cm" style:legend-expansion="high" chart:style-name="ch2"/>
        <chart:plot-area chart:style-name="ch3" table:cell-range-address="out9.F25:out9.G48" svg:x="0.229cm" svg:y="0.18cm" svg:width="8.145cm" svg:height="8.64cm">
          <chart:coordinate-region svg:x="1.776cm" svg:y="0.379cm" svg:width="6.04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ut9.G25:out9.G48" chart:class="chart:scatter">
            <chart:domain table:cell-range-address="out9.F25:out9.F48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3491.91721746">
                <text:p>613491.91721746</text:p>
                <draw:g>
                  <svg:desc>out9.F25:out9.F48</svg:desc>
                </draw:g>
              </table:table-cell>
              <table:table-cell office:value-type="float" office:value="5842739.33690089">
                <text:p>5842739.33690089</text:p>
                <draw:g>
                  <svg:desc>out9.G25:out9.G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3510.63083009">
                <text:p>613510.63083009</text:p>
              </table:table-cell>
              <table:table-cell office:value-type="float" office:value="5842714.32359725">
                <text:p>5842714.32359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3504.49162635">
                <text:p>613504.49162635</text:p>
              </table:table-cell>
              <table:table-cell office:value-type="float" office:value="5842711.85330564">
                <text:p>5842711.85330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3488.00336918">
                <text:p>613488.00336918</text:p>
              </table:table-cell>
              <table:table-cell office:value-type="float" office:value="5842734.23940643">
                <text:p>5842734.239406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3491.91721746">
                <text:p>613491.91721746</text:p>
              </table:table-cell>
              <table:table-cell office:value-type="float" office:value="5842739.33690089">
                <text:p>5842739.33690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3497.90518758">
                <text:p>613497.90518758</text:p>
              </table:table-cell>
              <table:table-cell office:value-type="float" office:value="5842743.98593497">
                <text:p>5842743.98593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3525.19272446">
                <text:p>613525.19272446</text:p>
              </table:table-cell>
              <table:table-cell office:value-type="float" office:value="5842708.92392852">
                <text:p>5842708.92392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520.77424362">
                <text:p>613520.77424362</text:p>
              </table:table-cell>
              <table:table-cell office:value-type="float" office:value="5842706.96174821">
                <text:p>5842706.961748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3494.14921488">
                <text:p>613494.14921488</text:p>
              </table:table-cell>
              <table:table-cell office:value-type="float" office:value="5842741.16621824">
                <text:p>5842741.166218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3497.90518758">
                <text:p>613497.90518758</text:p>
              </table:table-cell>
              <table:table-cell office:value-type="float" office:value="5842743.98593497">
                <text:p>5842743.985934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3497.90518758">
                <text:p>613497.90518758</text:p>
              </table:table-cell>
              <table:table-cell office:value-type="float" office:value="5842743.98593497">
                <text:p>5842743.98593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3503.951321">
                <text:p>613503.951321</text:p>
              </table:table-cell>
              <table:table-cell office:value-type="float" office:value="5842748.26074981">
                <text:p>5842748.26074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3515.52412504">
                <text:p>613515.52412504</text:p>
              </table:table-cell>
              <table:table-cell office:value-type="float" office:value="5842732.39841619">
                <text:p>5842732.398416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3508.89492116">
                <text:p>613508.89492116</text:p>
              </table:table-cell>
              <table:table-cell office:value-type="float" office:value="5842727.8159643">
                <text:p>5842727.81596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3497.90518758">
                <text:p>613497.90518758</text:p>
              </table:table-cell>
              <table:table-cell office:value-type="float" office:value="5842743.98593497">
                <text:p>5842743.985934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3519.04">
                <text:p>613519.04</text:p>
              </table:table-cell>
              <table:table-cell office:value-type="float" office:value="5842714.18">
                <text:p>5842714.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3526.50776129">
                <text:p>613526.50776129</text:p>
              </table:table-cell>
              <table:table-cell office:value-type="float" office:value="5842719.04553948">
                <text:p>5842719.045539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3530.18918089">
                <text:p>613530.18918089</text:p>
              </table:table-cell>
              <table:table-cell office:value-type="float" office:value="5842712.62062395">
                <text:p>5842712.620623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3524.3095988">
                <text:p>613524.3095988</text:p>
              </table:table-cell>
              <table:table-cell office:value-type="float" office:value="5842708.37878608">
                <text:p>5842708.37878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3519.04">
                <text:p>613519.04</text:p>
              </table:table-cell>
              <table:table-cell office:value-type="float" office:value="5842714.18">
                <text:p>5842714.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